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1e4" officeooo:paragraph-rsid="000991e4"/>
    </style:style>
    <style:style style:name="P2" style:family="paragraph" style:parent-style-name="Standard">
      <style:paragraph-properties fo:text-align="center" style:justify-single-word="false"/>
      <style:text-properties officeooo:rsid="000991e4" officeooo:paragraph-rsid="000991e4"/>
    </style:style>
    <style:style style:name="P3" style:family="paragraph" style:parent-style-name="Standard">
      <style:text-properties fo:font-style="italic" officeooo:rsid="000991e4" officeooo:paragraph-rsid="000991e4" style:font-style-asian="italic" style:font-style-complex="italic"/>
    </style:style>
    <style:style style:name="P4" style:family="paragraph" style:parent-style-name="Standard" style:list-style-name="L2">
      <style:text-properties officeooo:rsid="000aa362" officeooo:paragraph-rsid="000aa362"/>
    </style:style>
    <style:style style:name="P5" style:family="paragraph" style:parent-style-name="Standard">
      <style:text-properties officeooo:rsid="000aa362" officeooo:paragraph-rsid="000aa362"/>
    </style:style>
    <style:style style:name="P6" style:family="paragraph" style:parent-style-name="Standard">
      <style:text-properties officeooo:rsid="000b663f" officeooo:paragraph-rsid="000b663f"/>
    </style:style>
    <style:style style:name="P7" style:family="paragraph" style:parent-style-name="Standard">
      <style:text-properties officeooo:rsid="000b663f" officeooo:paragraph-rsid="000d2d69"/>
    </style:style>
    <style:style style:name="P8" style:family="paragraph" style:parent-style-name="Standard">
      <style:text-properties officeooo:rsid="000d2d69" officeooo:paragraph-rsid="000d6442"/>
    </style:style>
    <style:style style:name="P9" style:family="paragraph" style:parent-style-name="Standard">
      <style:text-properties officeooo:rsid="000e489a" officeooo:paragraph-rsid="00112ca2"/>
    </style:style>
    <style:style style:name="P10" style:family="paragraph" style:parent-style-name="Standard">
      <style:text-properties officeooo:rsid="00112ca2" officeooo:paragraph-rsid="00112ca2"/>
    </style:style>
    <style:style style:name="T1" style:family="text">
      <style:text-properties officeooo:rsid="000aa362"/>
    </style:style>
    <style:style style:name="T2" style:family="text">
      <style:text-properties officeooo:rsid="000b663f"/>
    </style:style>
    <style:style style:name="T3" style:family="text">
      <style:text-properties style:text-position="sub 58%"/>
    </style:style>
    <style:style style:name="T4" style:family="text">
      <style:text-properties style:text-position="sub 58%" officeooo:rsid="00112ca2"/>
    </style:style>
    <style:style style:name="T5" style:family="text">
      <style:text-properties style:text-position="sub 58%" officeooo:rsid="0012088d"/>
    </style:style>
    <style:style style:name="T6" style:family="text">
      <style:text-properties style:text-position="super 58%"/>
    </style:style>
    <style:style style:name="T7" style:family="text">
      <style:text-properties style:text-position="super 58%" officeooo:rsid="00112ca2"/>
    </style:style>
    <style:style style:name="T8" style:family="text">
      <style:text-properties officeooo:rsid="000d6442"/>
    </style:style>
    <style:style style:name="T9" style:family="text">
      <style:text-properties officeooo:rsid="000f370b"/>
    </style:style>
    <style:style style:name="T10" style:family="text">
      <style:text-properties officeooo:rsid="00112ca2"/>
    </style:style>
    <style:style style:name="T11" style:family="text">
      <style:text-properties style:text-position="0% 100%" officeooo:rsid="00112ca2"/>
    </style:style>
    <style:style style:name="T12" style:family="text">
      <style:text-properties officeooo:rsid="0012088d"/>
    </style:style>
    <style:style style:name="T13" style:family="text">
      <style:text-properties officeooo:rsid="00135985"/>
    </style:style>
    <style:style style:name="T14" style:family="text">
      <style:text-properties officeooo:rsid="00145e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liptic Paraboloid Machine Learning</text:p>
      <text:p text:style-name="P2">by Sven Nilsen, 2017</text:p>
      <text:p text:style-name="P1"/>
      <text:p text:style-name="P3">In this paper I represent an idea of how to create artificial intelligence that learns to make trade-offs in environments with a known unknown utility function. This is a step closer toward formalization of zen rationality: <text:span text:style-name="T1">T</text:span>he ability to reason <text:span text:style-name="T13">and make optimal decisions toward</text:span> <text:span text:style-name="T13">known unknown</text:span> goals.</text:p>
      <text:p text:style-name="P1"/>
      <text:p text:style-name="P1">The basic principle <text:span text:style-name="T1">of elliptic paraboloid machine learning</text:span> is to replace the utility function with a higher order utility function with known unknown <text:span text:style-name="T1">constants</text:span>. <text:span text:style-name="T1">This function takes the form of an N-dimensional elliptic paraboloid, which has the following important mathematical properties:</text:span></text:p>
      <text:p text:style-name="P1"/>
      <text:list xml:id="list571746391815402155" text:style-name="L2">
        <text:list-item>
          <text:p text:style-name="P4">The function is convex, <text:span text:style-name="T2">making it efficient to optimize</text:span>.</text:p>
        </text:list-item>
        <text:list-item>
          <text:p text:style-name="P4"><text:span text:style-name="T2">When unconstrained, e</text:span>ach pair of variables has a trade-off ratio that only depends on the pair.</text:p>
        </text:list-item>
      </text:list>
      <text:p text:style-name="P5"/>
      <text:p text:style-name="P5">This means by observing examples of trade-offs being made in the real world, the AI can learn the utility function gradually <text:span text:style-name="T2">by deriving the true value of the unknown constants.</text:span></text:p>
      <text:p text:style-name="P5"/>
      <text:p text:style-name="P6">A N-dimensional elliptic paraboloid has the following function:</text:p>
      <text:p text:style-name="P6"/>
      <text:p text:style-name="P7"><text:tab/>elliptic_paraboloid := \(a : [real], k : [real]) = \(x : [real]) = ∑ i { a<text:span text:style-name="T3">i</text:span><text:span text:style-name="T6">2 </text:span>·(x<text:span text:style-name="T3">i</text:span> – k<text:span text:style-name="T3">i</text:span>)<text:span text:style-name="T6">2</text:span> }</text:p>
      <text:p text:style-name="P6"/>
      <text:p text:style-name="P8">Notice that the function is constructed from a list of <text:span text:style-name="T14">positive </text:span>constants `a` and `k`. The `a` constants describe how much weight each sub-goal has. The `k` constant describe what the sub-goals are.</text:p>
      <text:p text:style-name="P8"/>
      <text:p text:style-name="P8">The values `x` are <text:span text:style-name="T8">measured from the model of the world, simulated by the AI as consequence of taking various actions. When the AI observes that one action is preferable to another, it guesses which pair of variables that determines the preference. It knows that there is a trade-off between the two variables in a given situation where neither action is preferable to another, and this trade-off is independent of all other variables, so the observed action puts a constraint on the true trade-off. This constraint also depends on the sub-goal. The AI learns both the trade-offs and the sub-goals from observations.</text:span></text:p>
      <text:p text:style-name="P8"/>
      <text:p text:style-name="P9">For example, <text:span text:style-name="T9">I am training</text:span> the AI to clean up my room. On the floor there are two shoes, which I put on the shelf. The AI observers that the number of shoes on the floor was 2, which I reduced to 0, so it infers that the preferred number of shoes on the floor should be 0. It also observes that the number of shoes on the shelf was 0, but I increased to 2, so it infers that the preferred number of shoes on the shelf should be 2. <text:span text:style-name="T10">My utility function so far (to be minimized):</text:span></text:p>
      <text:p text:style-name="P9"/>
      <text:p text:style-name="P9"><text:tab/><text:span text:style-name="T10">a</text:span><text:span text:style-name="T4">floor</text:span><text:span text:style-name="T7">2</text:span><text:span text:style-name="T11">·</text:span><text:span text:style-name="T10">(x</text:span><text:span text:style-name="T4">floor</text:span><text:span text:style-name="T10"> – 0)</text:span><text:span text:style-name="T7">2</text:span><text:span text:style-name="T10"> + a</text:span><text:span text:style-name="T4">shelf</text:span><text:span text:style-name="T7">2</text:span><text:span text:style-name="T11">·</text:span><text:span text:style-name="T10">(x</text:span><text:span text:style-name="T4">shelf</text:span><text:span text:style-name="T10"> - 2)</text:span><text:span text:style-name="T7">2</text:span></text:p>
      <text:p text:style-name="P9"/>
      <text:p text:style-name="P10">What the AI does not know yet, is how much I prefer there to be shoes on the shelf versus how much I prefer there to be no shoes on the floor. <text:span text:style-name="T12">There is a trade-off, depending on the number of shoes on the floor and the shelf, where increasing the number of shoes on the shelf with one, corresponds to decreasing the number of shoes on the floor with some unknown value. The utility of shoes on the floor can be traded with the utility of shoes on the shelf, but the market value fluctuates, depending on where the shoes are, but only shoes and nothing else. When confronted with a dilemma, where the AI must choose either to put shoes on the shelf or take away shoes from the floor, it learns the ratio `a</text:span><text:span text:style-name="T5">floor</text:span><text:span text:style-name="T12"> / a</text:span><text:span text:style-name="T5">shelf</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7:22:01.743352000</meta:creation-date>
    <dc:date>2017-12-13T19:13:05.161242000</dc:date>
    <meta:editing-duration>PT7M31S</meta:editing-duration>
    <meta:editing-cycles>1</meta:editing-cycles>
    <meta:document-statistic meta:table-count="0" meta:image-count="0" meta:object-count="0" meta:page-count="1" meta:paragraph-count="14" meta:word-count="561" meta:character-count="3189" meta:non-whitespace-character-count="2640"/>
    <meta:generator>LibreOffice/5.1.2.2$MacOSX_X86_64 LibreOffice_project/d3bf12ecb743fc0d20e0be0c58ca359301eb705f</meta:generator>
  </office:meta>
</office:document-meta>
</file>